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c15c" officeooo:paragraph-rsid="000ec15c"/>
    </style:style>
    <style:style style:name="P2" style:family="paragraph" style:parent-style-name="Standard">
      <style:text-properties officeooo:rsid="000ec15c" officeooo:paragraph-rsid="0011fa32"/>
    </style:style>
    <style:style style:name="P3" style:family="paragraph" style:parent-style-name="Standard">
      <style:text-properties officeooo:rsid="000fa66b" officeooo:paragraph-rsid="000fa66b"/>
    </style:style>
    <style:style style:name="P4" style:family="paragraph" style:parent-style-name="Standard">
      <style:text-properties officeooo:rsid="000fa66b" officeooo:paragraph-rsid="0011fa32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ec15c" officeooo:paragraph-rsid="000ec15c" style:font-size-asian="14pt" style:font-weight-asian="bold" style:font-size-complex="14pt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officeooo:rsid="000ec15c" officeooo:paragraph-rsid="0011fa32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ec15c" officeooo:paragraph-rsid="000ec15c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officeooo:rsid="0011fa32" officeooo:paragraph-rsid="0011fa32"/>
    </style:style>
    <style:style style:name="P9" style:family="paragraph" style:parent-style-name="Standard">
      <style:text-properties officeooo:rsid="0011fa32" officeooo:paragraph-rsid="0011fa32"/>
    </style:style>
    <style:style style:name="T1" style:family="text">
      <style:text-properties officeooo:rsid="000fa66b"/>
    </style:style>
    <style:style style:name="T2" style:family="text">
      <style:text-properties officeooo:rsid="0010fee7"/>
    </style:style>
    <style:style style:name="T3" style:family="text">
      <style:text-properties officeooo:rsid="0011fa32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1fa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te-rendu de la réunion du 16/10 avec l'Association les Contrats Bleus :</text:p>
      <text:p text:style-name="P1"/>
      <text:p text:style-name="P1"><text:span text:style-name="T1">Étaient</text:span> présents :</text:p>
      <text:p text:style-name="P1"/>
      <text:p text:style-name="P1">Madame Gwenaëlle SAGOT, Coordinatrice de l'association.</text:p>
      <text:p text:style-name="P1">Madame Anna STEPANOFF, Directrice d'Innov'Educ.</text:p>
      <text:p text:style-name="P1">Ainsi que l'équipe de développement :</text:p>
      <text:p text:style-name="P1">- Maxence PANTALEON</text:p>
      <text:p text:style-name="P1">- Christopher ROBERT</text:p>
      <text:p text:style-name="P1">- Vivien DEBEAUPTE</text:p>
      <text:p text:style-name="P1">- Mehdi ZENBIL</text:p>
      <text:p text:style-name="P1"/>
      <text:p text:style-name="P1">L'objectif était de prendre contact avec l'association afin de connaître toutes ses activités.</text:p>
      <text:p text:style-name="P1"/>
      <text:p text:style-name="P1">L'association les Contrats Bleus souhaite être référencée sur internet pour pouvoir présenter tous dispositifs qu'elle propose.</text:p>
      <text:p text:style-name="P1"/>
      <text:p text:style-name="P1"/>
      <text:p text:style-name="P1">Il s'agira de présenter l'association, ses orientations pédagogiques, <text:span text:style-name="T2">son concept</text:span> et répondre aux questions des visiteurs.</text:p>
      <text:p text:style-name="P1"/>
      <text:p text:style-name="P1"/>
      <text:p text:style-name="P7">Les différentes étapes<text:span text:style-name="T4"> :</text:span></text:p>
      <text:p text:style-name="P1"/>
      <text:p text:style-name="P6"><text:span text:style-name="T5"><text:tab/></text:span><text:span text:style-name="T3">1. Présentation</text:span></text:p>
      <text:p text:style-name="P2"/>
      <text:p text:style-name="P2"><text:span text:style-name="T3">P</text:span>résent<text:span text:style-name="T3">er le </text:span>site <text:span text:style-name="T3">en </text:span>3 thèmes <text:span text:style-name="T3">en créant une charte graphique qui utilise les couleurs de la plaquette de présentation de chaque activité </text:span>: <text:tab/>- Petite Enfance<text:line-break/><text:tab/><text:tab/><text:tab/><text:tab/><text:tab/>- Enfance<text:line-break/><text:tab/><text:tab/><text:tab/><text:tab/><text:tab/>- Jeunesse</text:p>
      <text:p text:style-name="P1"/>
      <text:p text:style-name="P2">Le visiteur devra trouver facilement les coordonnées de l'association, un plan de La Loupe. <text:span text:style-name="T2">L'idée est de mettre en avant la qualité du service, et le bien être de l'enfant. Le site doit être ludique mais il doit rester consultable par des élus.</text:span></text:p>
      <text:p text:style-name="P1"/>
      <text:p text:style-name="P1">Nous allons vérifier que le nom de domaine «les contrats bleus» puisse être utilisé et réservé pour ce site. <text:span text:style-name="T3">Il faudra</text:span> référencer le site <text:span text:style-name="T3">pour qu'il soit facilement accessible par les utilisateurs.</text:span></text:p>
      <text:p text:style-name="P3"><text:span text:style-name="T3">Il faudra f</text:span>aire en sorte que le dynamisme et la réactivité de l'association apparaissent sur le site.</text:p>
      <text:p text:style-name="P3"/>
      <text:p text:style-name="P8"><text:span text:style-name="T4"><text:tab/></text:span>2. Contenu</text:p>
      <text:p text:style-name="P9"/>
      <text:p text:style-name="P2"><text:span text:style-name="T3">Nous allons p</text:span>roposer des téléchargements de documents d'inscription ou des liens vers des documents en ligne, <text:span text:style-name="T3">recherche </text:span>un moyen de pouvoir mettre à jour le site facilement. <text:span text:style-name="T3">Nous allons compiler toutes les informations reçues afin de pouvoir les insérer sur le site et créer un lien avec la page Facebook de la MDJ.</text:span></text:p>
      <text:p text:style-name="P4"/>
      <text:p text:style-name="P8"><text:span text:style-name="T4"><text:tab/></text:span>3. Rencontres</text:p>
      <text:p text:style-name="P9"/>
      <text:p text:style-name="P9"><text:span text:style-name="T1">Une visite de l'association est prévue le 22 octobre à 15h à la MDJ afin de pouvoir mieux appréhender les activités de celle-ci. </text:span>Une visite de la crèche est à organiser par la suite. Nous ferons un premier point sur les avancées du proj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18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3:54:30.795740071</meta:creation-date>
    <meta:print-date>2014-10-16T14:17:48.672896552</meta:print-date>
    <dc:date>2014-10-16T16:12:46.413517866</dc:date>
    <meta:editing-duration>PT45M13S</meta:editing-duration>
    <meta:editing-cycles>1</meta:editing-cycles>
    <meta:document-statistic meta:table-count="0" meta:image-count="0" meta:object-count="0" meta:page-count="1" meta:paragraph-count="22" meta:word-count="319" meta:character-count="1995" meta:non-whitespace-character-count="1684"/>
    <meta:generator>LibreOffice/4.2.6.3$Linux_x86 LibreOffice_project/420m0$Build-3</meta:generator>
  </office:meta>
</office:document-meta>
</file>